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3333"/>
      <style:text-properties fo:color="#800000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99ffff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 style:data-style-name="N37">
      <style:table-cell-properties fo:background-color="#cc66ff"/>
    </style:style>
    <style:style style:name="ce7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cc0066"/>
    </style:style>
    <style:style style:name="ce12" style:family="table-cell" style:parent-style-name="Default">
      <style:table-cell-properties fo:background-color="#ff3300"/>
    </style:style>
    <style:style style:name="ce13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66ff99"/>
    </style:style>
  </office:automatic-styles>
  <office:body>
    <office:spreadsheet>
      <table:calculation-settings table:automatic-find-labels="false"/>
      <table:table table:name="Sheet1" table:style-name="ta1" table:print-ranges="Sheet1.I84:Sheet1.M131">
        <table:table-column table:style-name="co1" table:number-columns-repeated="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^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3^i</text:p>
          </table:table-cell>
          <table:table-cell table:style-name="ce8" table:formula="of:=POWER(3;0)" office:value-type="float" office:value="1" calcext:value-type="float">
            <text:p>1</text:p>
          </table:table-cell>
          <table:table-cell table:style-name="ce8" table:formula="of:=POWER(3;1)" office:value-type="float" office:value="3" calcext:value-type="float">
            <text:p>3</text:p>
          </table:table-cell>
          <table:table-cell table:style-name="ce8" table:formula="of:=POWER(3;2)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1" calcext:value-type="float">
            <text:p>81</text:p>
          </table:table-cell>
          <table:table-cell/>
          <table:table-cell table:style-name="ce13" office:value-type="string" calcext:value-type="string">
            <text:p>4^i <text:s text:c="13"/>1</text:p>
          </table:table-cell>
          <table:table-cell table:style-name="ce8" table:formula="of:=POWER(4;1)" office:value-type="float" office:value="4" calcext:value-type="float">
            <text:p>4</text:p>
          </table:table-cell>
          <table:table-cell table:style-name="ce8" table:formula="of:=POWER(4;2)" office:value-type="float" office:value="16" calcext:value-type="float">
            <text:p>16</text:p>
          </table:table-cell>
          <table:table-cell table:style-name="ce8" table:formula="of:=POWER(4;3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5^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6/2=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4/3=4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2/4=5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7/5=1.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17/2=8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/3=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23/4=5.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8/5=1.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8/2=9 so &gt;= chnag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/3=5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24/4=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9/5=1.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19/2=9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/3=5.667=6 bac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25/4=6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10/5=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20/2=10 &gt;= chnag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8/3=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26/4=6.5=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11/5=2.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1/2=10.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/3=6.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6.75" calcext:value-type="float">
            <text:p>6.7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2/5=2.4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2 &gt;=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/3=6.77=7 back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14" office:value-type="float" office:value="7.25" calcext:value-type="float">
            <text:p>7.2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5=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...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ore top elements of row in column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oped-2</text:p>
          </table:table-cell>
          <table:table-cell office:value-type="string" calcext:value-type="string">
            <text:p>Poped-3</text:p>
          </table:table-cell>
          <table:table-cell office:value-type="string" calcext:value-type="string">
            <text:p>Poped-4</text:p>
          </table:table-cell>
          <table:table-cell office:value-type="string" calcext:value-type="string">
            <text:p>Poped-5</text:p>
          </table:table-cell>
          <table:table-cell office:value-type="string" calcext:value-type="string">
            <text:p>pop till last level </text:p>
          </table:table-cell>
          <table:table-cell table:style-name="ce2"/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5*3+1=1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ped-7</text:p>
          </table:table-cell>
          <table:table-cell office:value-type="string" calcext:value-type="string">
            <text:p>Poped-6</text:p>
          </table:table-cell>
          <table:table-cell office:value-type="string" calcext:value-type="string">
            <text:p>Level -1 element grab 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f level-1 ele is 8*2+1=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s greater level-1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 back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 check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ave in <text:s/>array 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00:10:51.097670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0:35:29.346837434</meta:creation-date>
    <dc:date>2020-03-11T04:37:52.805623881</dc:date>
    <meta:editing-duration>PT6H36M6S</meta:editing-duration>
    <meta:editing-cycles>4</meta:editing-cycles>
    <meta:generator>LibreOffice/5.1.6.2$Linux_X86_64 LibreOffice_project/10m0$Build-2</meta:generator>
    <meta:print-date>2020-03-11T02:57:27.312825608</meta:print-date>
    <meta:document-statistic meta:table-count="1" meta:cell-count="457" meta:object-count="0"/>
  </office:meta>
</office:document-meta>
</file>